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ExtensionTag.doStartTag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TimeExtensionTag.setValidatorMessage( javax . el . ValueExpression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Disabled( javax . el . ValueExpressio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Binding( javax . el . ValueExpression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Onchange( javax . el . ValueExpression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Readonly( javax . el . ValueExpressio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me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imeExtensionTag.setRequired( javax . el . ValueExpressio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Inline( javax . el . ValueExpression in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Value( javax . el . ValueExpress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RequiredMessage( javax . el . ValueExpression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Validator( javax . el . MethodExpression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Focus( javax . el . ValueExpression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LabelWidth( javax . el . ValueExpression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ConverterMessage( javax . el . ValueExpression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Converter( javax . el . ValueExpression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Label( javax . el . ValueExpression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TabIndex( javax . el . ValueExpression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Rendered( javax . el . ValueExpression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Tip( javax . el . ValueExpression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ExtensionTag.setValueChangeListener( javax . el . MethodExpression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